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10ca" officeooo:paragraph-rsid="000710ca"/>
    </style:style>
    <style:style style:name="P2" style:family="paragraph" style:parent-style-name="Standard">
      <style:paragraph-properties fo:text-align="center" style:justify-single-word="false"/>
      <style:text-properties fo:font-size="16pt" officeooo:rsid="000710ca" officeooo:paragraph-rsid="000710ca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710ca" officeooo:paragraph-rsid="000710ca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710ca" officeooo:paragraph-rsid="000710c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10ca" officeooo:paragraph-rsid="000bae5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17ac7" officeooo:paragraph-rsid="00117ac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710ca" officeooo:paragraph-rsid="000710ca" fo:background-color="#fff20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710ca" officeooo:paragraph-rsid="000bae55" fo:background-color="#fff20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17ac7" officeooo:paragraph-rsid="00117ac7" fo:background-color="#fff20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a6450" officeooo:paragraph-rsid="000bae55" fo:background-color="#fff20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4pt" fo:font-weight="bold" officeooo:rsid="000710ca" officeooo:paragraph-rsid="000710c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710ca" officeooo:paragraph-rsid="000bae55" fo:background-color="#72bf44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710ca" officeooo:paragraph-rsid="000bae55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0710ca" officeooo:paragraph-rsid="000bae55" fo:background-color="#fffff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61e5a" officeooo:paragraph-rsid="00161e5a" fo:background-color="#ffffff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61e5a" officeooo:paragraph-rsid="00161e5a" fo:background-color="#fff200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style="italic" fo:font-weight="normal" officeooo:rsid="0019a2e2" officeooo:paragraph-rsid="0019a2e2" fo:background-color="#ffffff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fo:font-size="10pt" fo:font-weight="normal" officeooo:rsid="000710ca" officeooo:paragraph-rsid="000710ca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9pt" fo:font-weight="normal" officeooo:rsid="000710ca" officeooo:paragraph-rsid="000710ca" style:font-size-asian="9pt" style:font-weight-asian="normal" style:font-size-complex="9pt" style:font-weight-complex="normal"/>
    </style:style>
    <style:style style:name="P20" style:family="paragraph" style:parent-style-name="Standard">
      <style:text-properties fo:font-size="9pt" fo:font-weight="normal" officeooo:rsid="000710ca" officeooo:paragraph-rsid="000a6450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0710ca" officeooo:paragraph-rsid="0015ac4a" style:font-size-asian="9pt" style:font-weight-asian="normal" style:font-size-complex="9pt" style:font-weight-complex="normal"/>
    </style:style>
    <style:style style:name="P22" style:family="paragraph" style:parent-style-name="Standard">
      <style:text-properties fo:font-size="9pt" fo:font-weight="normal" officeooo:rsid="000710ca" officeooo:paragraph-rsid="0015ac4a" fo:background-color="#fff200" style:font-size-asian="9pt" style:font-weight-asian="normal" style:font-size-complex="9pt" style:font-weight-complex="normal"/>
    </style:style>
    <style:style style:name="P23" style:family="paragraph" style:parent-style-name="Standard">
      <style:text-properties fo:font-size="12pt" fo:font-weight="normal" officeooo:rsid="000710ca" officeooo:paragraph-rsid="0015ac4a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bold" officeooo:rsid="000a6450" officeooo:paragraph-rsid="000a6450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1pt" fo:font-weight="normal" officeooo:rsid="000710ca" officeooo:paragraph-rsid="000710ca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0710ca" officeooo:paragraph-rsid="000bae55" fo:background-color="#ffffff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0710ca" officeooo:paragraph-rsid="000eda11" fo:background-color="#ffffff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0eda11" officeooo:paragraph-rsid="000eda11" fo:background-color="#ffffff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0710ca" officeooo:paragraph-rsid="000eda11" fo:background-color="#fff20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weight="bold" officeooo:rsid="000710ca" officeooo:paragraph-rsid="000bae55" fo:background-color="#ffffff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bold" officeooo:rsid="000eda11" officeooo:paragraph-rsid="000eda11" fo:background-color="#ffffff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fo:font-weight="bold" officeooo:rsid="00117ac7" officeooo:paragraph-rsid="00117ac7" fo:background-color="#ffffff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0c7dd7" officeooo:paragraph-rsid="000c7dd7" fo:background-color="#ffffff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5pt" fo:font-weight="bold" officeooo:rsid="000c7dd7" officeooo:paragraph-rsid="000c7dd7" fo:background-color="#fff200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0c7dd7" officeooo:paragraph-rsid="0011f45e" fo:background-color="#fff200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8pt" fo:font-weight="bold" officeooo:rsid="000710ca" officeooo:paragraph-rsid="000710ca" fo:background-color="#7da7d8" style:font-size-asian="18pt" style:font-weight-asian="bold" style:font-size-complex="18pt" style:font-weight-complex="bold"/>
    </style:style>
    <style:style style:name="P37" style:family="paragraph" style:parent-style-name="Heading_20_3">
      <style:text-properties officeooo:paragraph-rsid="0015ac4a" fo:background-color="#fff200"/>
    </style:style>
    <style:style style:name="P38" style:family="paragraph" style:parent-style-name="Heading_20_3">
      <style:text-properties fo:font-size="13pt" fo:font-weight="bold" officeooo:rsid="000710ca" officeooo:paragraph-rsid="0015ac4a" fo:background-color="#fff200" style:font-size-asian="13pt" style:font-weight-asian="bold" style:font-size-complex="13pt" style:font-weight-complex="bold"/>
    </style:style>
    <style:style style:name="P39" style:family="paragraph" style:parent-style-name="Heading_20_3">
      <style:text-properties fo:font-size="11pt" fo:font-weight="bold" officeooo:rsid="000710ca" officeooo:paragraph-rsid="000a6450" fo:background-color="#fff200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background-color="#ffffff" loext:char-shading-value="0" style:font-size-asian="11pt" style:font-size-complex="11pt"/>
    </style:style>
    <style:style style:name="T5" style:family="text">
      <style:text-properties officeooo:rsid="000a645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0a6450" fo:background-color="#fff200" loext:char-shading-value="0"/>
    </style:style>
    <style:style style:name="T8" style:family="text">
      <style:text-properties officeooo:rsid="000bae55" fo:background-color="#fff200" loext:char-shading-value="0"/>
    </style:style>
    <style:style style:name="T9" style:family="text">
      <style:text-properties officeooo:rsid="000d8f34" fo:background-color="#fff200" loext:char-shading-value="0"/>
    </style:style>
    <style:style style:name="T10" style:family="text">
      <style:text-properties officeooo:rsid="0013e01b" fo:background-color="#fff200" loext:char-shading-value="0"/>
    </style:style>
    <style:style style:name="T11" style:family="text">
      <style:text-properties officeooo:rsid="003bf37c" fo:background-color="#fff200" loext:char-shading-value="0"/>
    </style:style>
    <style:style style:name="T12" style:family="text">
      <style:text-properties officeooo:rsid="003d712f" fo:background-color="#fff200" loext:char-shading-value="0"/>
    </style:style>
    <style:style style:name="T13" style:family="text">
      <style:text-properties officeooo:rsid="000bae55"/>
    </style:style>
    <style:style style:name="T14" style:family="text">
      <style:text-properties fo:font-size="14pt" officeooo:rsid="000eda11" fo:background-color="#fff200" loext:char-shading-value="0" style:font-size-asian="14pt" style:font-size-complex="14pt"/>
    </style:style>
    <style:style style:name="T15" style:family="text">
      <style:text-properties fo:font-size="15pt" officeooo:rsid="000c7dd7" fo:background-color="#fff200" loext:char-shading-value="0" style:font-size-asian="15pt" style:font-size-complex="15pt"/>
    </style:style>
    <style:style style:name="T16" style:family="text">
      <style:text-properties officeooo:rsid="000d8f34"/>
    </style:style>
    <style:style style:name="T17" style:family="text">
      <style:text-properties fo:background-color="#72bf44" loext:char-shading-value="0"/>
    </style:style>
    <style:style style:name="T18" style:family="text">
      <style:text-properties officeooo:rsid="000a6450" fo:background-color="#72bf44" loext:char-shading-value="0"/>
    </style:style>
    <style:style style:name="T19" style:family="text">
      <style:text-properties officeooo:rsid="0011f45e"/>
    </style:style>
    <style:style style:name="T20" style:family="text">
      <style:text-properties officeooo:rsid="00181d26"/>
    </style:style>
    <style:style style:name="T21" style:family="text">
      <style:text-properties officeooo:rsid="0019a2e2"/>
    </style:style>
    <style:style style:name="T22" style:family="text">
      <style:text-properties officeooo:rsid="003d712f" fo:background-color="#ffffff" loext:char-shading-value="0"/>
    </style:style>
    <style:style style:name="T23" style:family="text">
      <style:text-properties officeooo:rsid="003d712f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tand Alone</text:p>
      <text:p text:style-name="P2"/>
      <text:p text:style-name="P4"><text:tab/><text:span text:style-name="T7">#</text:span><text:span text:style-name="T6">To run core:</text:span></text:p>
      <text:p text:style-name="P3"/>
      <text:p text:style-name="P3"><text:span text:style-name="T1">/oai-sa/oai-cn5g-fed/docker-compose$</text:span> docker logs --follow oai-amf</text:p>
      <text:p text:style-name="P3"/>
      <text:p text:style-name="P4"><text:tab/><text:span text:style-name="T7">#</text:span><text:span text:style-name="T6">To run gNB:</text:span></text:p>
      <text:p text:style-name="P7"/>
      <text:p text:style-name="P3"><text:span text:style-name="T1">~/openairinterface5g/cmake_targets/ran_build/build$</text:span> sudo ./nr-softmodem -E --sa -O ../../../targets/PROJECTS/GENERIC-NR-5GC/CONF/gnb.sa.band78.fr1.106PRB.usrpb210.conf</text:p>
      <text:p text:style-name="P3"/>
      <text:p text:style-name="P1"/>
      <text:p text:style-name="P1"/>
      <text:p text:style-name="P11"><text:tab/><text:span text:style-name="T18">#</text:span><text:span text:style-name="T17">If restarted the Core PC:</text:span></text:p>
      <text:p text:style-name="P11">~/oai-sa/oai-cn5g-fed/docker-compose$ <text:span text:style-name="T2">git checkout</text:span> </text:p>
      <text:p text:style-name="P18">M<text:tab/>charts/oai-5g-core/mysql/initialization/oai_db-mini.sql .##�#�</text:p>
      <text:p text:style-name="P18">M<text:tab/>ci-scripts/dsTesterDockerCompose/oai_db.sql</text:p>
      <text:p text:style-name="P18">M<text:tab/>ci-scripts/mysql-script.cmd</text:p>
      <text:p text:style-name="P18">M<text:tab/>component/oai-amf</text:p>
      <text:p text:style-name="P18">M<text:tab/>component/oai-ausf</text:p>
      <text:p text:style-name="P18">M<text:tab/>component/oai-nrf</text:p>
      <text:p text:style-name="P18">M<text:tab/>component/oai-nssf</text:p>
      <text:p text:style-name="P18">M<text:tab/>component/oai-smf</text:p>
      <text:p text:style-name="P18">M<text:tab/>component/oai-udm</text:p>
      <text:p text:style-name="P18">M<text:tab/>component/oai-udr</text:p>
      <text:p text:style-name="P18">M<text:tab/>component/oai-upf-equivalent</text:p>
      <text:p text:style-name="P18">M<text:tab/>component/oai-upf-vpp</text:p>
      <text:p text:style-name="P18">M<text:tab/>docker-compose/docker-compose-basic-nrf.yaml</text:p>
      <text:p text:style-name="P18">M<text:tab/>docker-compose/oai_db1.sql</text:p>
      <text:p text:style-name="P18">M<text:tab/>docker-compose/oai_db2.sql</text:p>
      <text:p text:style-name="P18">Your branch is up to date with 'origin/master'.</text:p>
      <text:p text:style-name="P18">:~/oai-sa/oai-cn5g-fed/docker-compose$ python3 core-network.py --type start-basic --fqdn no --scenario 1</text:p>
      <text:h text:style-name="P37" text:outline-level="3"><text:span text:style-name="T5">#</text:span>then Stop core network .##�#�</text:h>
      <text:p text:style-name="P23"><text:span text:style-name="T1">idrbt@idrbt-OptiPlex-5080:~/oai-sa/oai-cn5g-fed/docker-compose$ </text:span>python3 core-network.py --type stop-basic --fqdn no --scenario 1</text:p>
      <text:p text:style-name="P21">[2022-06-05 15:49:21,271] root:DEBUG: <text:s/>UnDeploying OAI 5G core components....</text:p>
      <text:p text:style-name="P21">[2022-06-05 15:49:21,271] root:DEBUG: docker-compose -f docker-compose-basic-nrf.yaml down</text:p>
      <text:p text:style-name="P21">Stopping oai-ext-dn ... done</text:p>
      <text:p text:style-name="P21">Stopping oai-spgwu <text:s/>... done</text:p>
      <text:p text:style-name="P21">Stopping oai-smf <text:s text:c="3"/>... done</text:p>
      <text:p text:style-name="P21">Stopping oai-amf <text:s text:c="3"/>... done</text:p>
      <text:p text:style-name="P21">Stopping oai-ausf <text:s text:c="2"/>... done</text:p>
      <text:p text:style-name="P21">Stopping oai-udm <text:s text:c="3"/>... done</text:p>
      <text:p text:style-name="P21">Stopping oai-udr <text:s text:c="3"/>... done</text:p>
      <text:p text:style-name="P21">Stopping mysql <text:s text:c="5"/>... done</text:p>
      <text:p text:style-name="P21">Stopping oai-nrf <text:s text:c="3"/>... done</text:p>
      <text:p text:style-name="P21">Removing oai-ext-dn ... done</text:p>
      <text:p text:style-name="P21">Removing oai-spgwu <text:s/>... done</text:p>
      <text:p text:style-name="P21">Removing oai-smf <text:s text:c="3"/>... done</text:p>
      <text:p text:style-name="P21">Removing oai-amf <text:s text:c="3"/>... done</text:p>
      <text:p text:style-name="P21">Removing oai-ausf <text:s text:c="2"/>... done</text:p>
      <text:p text:style-name="P21"><text:soft-page-break/>Removing oai-udm <text:s text:c="3"/>... done</text:p>
      <text:p text:style-name="P21">Removing oai-udr <text:s text:c="3"/>... done<text:span text:style-name="T4">docker logs --follow oai-amf</text:span></text:p>
      <text:p text:style-name="P21">Removing mysql <text:s text:c="5"/>... done</text:p>
      <text:p text:style-name="P21">Removing oai-nrf <text:s text:c="3"/>... done</text:p>
      <text:p text:style-name="P21">Removing network demo-oai-public-net</text:p>
      <text:p text:style-name="P21"/>
      <text:p text:style-name="P21">[2022-06-05 15:50:44,254] root:DEBUG: <text:s/>OAI 5G core components are UnDeployed....<text:span text:style-name="T4">docker logs --follow oai-amf .##�#�</text:span></text:p>
      <text:p text:style-name="P22"><text:s/>.##�#�</text:p>
      <text:h text:style-name="P38" text:outline-level="3"><text:span text:style-name="T5">#</text:span>then <text:span text:style-name="T13">Re </text:span>S<text:span text:style-name="T5">tart</text:span> core network</text:h>
      <text:p text:style-name="P18"><text:span text:style-name="T3">idrbt@idrbt-OptiPlex-5080:~/oai-sa/oai-cn5g-fed/docker-compose$</text:span><text:span text:style-name="T1"> </text:span>python3 core-network.py --type start-basic --fqdn no --scenario 1</text:p>
      <text:p text:style-name="P19">[2022-06-05 15:48:48,239] root:DEBUG: <text:s/>Starting 5gcn components... Please wait....</text:p>
      <text:p text:style-name="P19">[2022-06-05 15:48:48,240] root:DEBUG: docker-compose -f docker-compose-basic-nrf.yaml up -d</text:p>
      <text:p text:style-name="P19">Starting oai-nrf ... </text:p>
      <text:p text:style-name="P19">Starting oai-nrf ... done</text:p>
      <text:p text:style-name="P19">oai-udr is up-to-date</text:p>
      <text:p text:style-name="P19">oai-udm is up-to-date</text:p>
      <text:p text:style-name="P19">oai-ausf is up-to-date</text:p>
      <text:p text:style-name="P19">oai-amf is up-to-date</text:p>
      <text:p text:style-name="P19">oai-smf is up-to-date<text:span text:style-name="T4">docker logs --follow <text:s/>.##�#�oai-amf</text:span></text:p>
      <text:p text:style-name="P19">oai-spgwu is up-to-date</text:p>
      <text:p text:style-name="P19">oai-ext-dn is up-to-date</text:p>
      <text:p text:style-name="P19">[2022-06-05 15:48:49,043] root:DEBUG: <text:s/>OAI 5G Core network started, checking the health status of the containers... takes few secs....</text:p>
      <text:p text:style-name="P19">[2022-06-05 15:48:49,043] root:DEBUG: docker-compose -f docker-compose-basic-nrf.yaml ps -a</text:p>
      <text:p text:style-name="P19">[2022-06-05 15:49:01,240] root:DEBUG: <text:s/>All components are healthy, please see below for more details....</text:p>
      <text:p text:style-name="P19"/>
      <text:p text:style-name="P19"/>
      <text:p text:style-name="P24"/>
      <text:p text:style-name="P20"/>
      <text:p text:style-name="P19"/>
      <text:h text:style-name="P39" text:outline-level="3"><text:span text:style-name="T5">#</text:span>then <text:span text:style-name="T13">Re </text:span>S<text:span text:style-name="T5">tart</text:span> core network</text:h>
      <text:p text:style-name="P25"><text:span text:style-name="T1">idrbt@idrbt-OptiPlex-5080:~/oai-sa/oai-cn5g-fed/docker-compose$</text:span> python3 core-network.py --type start-basic --fqdn no --scenario 1</text:p>
      <text:p text:style-name="P25"/>
      <text:p text:style-name="P6"><text:span text:style-name="T7"># </text:span><text:span text:style-name="T10">D</text:span><text:span text:style-name="T6">o </text:span><text:span text:style-name="T11">Port</text:span><text:span text:style-name="T6"> Forwarding</text:span></text:p>
      <text:p text:style-name="P9"/>
      <text:p text:style-name="P32">idrbt@idrbt-OptiPlex-5080:~$ <text:span text:style-name="T2">sudo sysctl net.ipv4.conf.all.forwarding=1</text:span></text:p>
      <text:p text:style-name="P32">idrbt@idrbt-OptiPlex-5080:~$<text:span text:style-name="T2"> <text:s/>sudo iptables -P FORWARD ACCEPT</text:span></text:p>
      <text:p text:style-name="P10"/>
      <text:p text:style-name="P5"><text:span text:style-name="T7">#</text:span><text:span text:style-name="T6">T</text:span><text:span text:style-name="T8">hen</text:span><text:span text:style-name="T6"> run core: </text:span><text:span text:style-name="T23">Follow the amf logs</text:span></text:p>
      <text:p text:style-name="P8"/>
      <text:p text:style-name="P30">idrbt@idrbt-OptiPlex-5080:~/oai-sa/oai-cn5g-fed/docker-compose$ <text:span text:style-name="T2">docker logs --follow oai-amf</text:span></text:p>
      <text:p text:style-name="P8"/>
      <text:p text:style-name="P25"><text:s text:c="2"/></text:p>
      <text:p text:style-name="P12"><text:span text:style-name="T5">#</text:span>If we restarted the <text:span text:style-name="T13">gNB</text:span> PC:</text:p>
      <text:p text:style-name="P12"/>
      <text:p text:style-name="P13"><text:s/><text:tab/><text:span text:style-name="T15">#delete the route</text:span></text:p>
      <text:p text:style-name="P13">gnb@idrbt:~/openairinterface5g/cmake_targets/ran_build/build$ <text:span text:style-name="T2">sudo ip route del 192.168.61.128/26 via 192.168.138.36 dev eno1</text:span></text:p>
      <text:p text:style-name="P14"/>
      <text:p text:style-name="P13">gnb@idrbt:~/openairinterface5g/cmake_targets/ran_build/build$<text:span text:style-name="T2"> sudo ip route del 192.168.70.128/26 via 192.168.138.36 dev eno1</text:span></text:p>
      <text:p text:style-name="P14"><text:soft-page-break/></text:p>
      <text:p text:style-name="P35"><text:span text:style-name="T19"># to show</text:span> the route</text:p>
      <text:p text:style-name="P35"/>
      <text:p text:style-name="P33">gnb@idrbt:~/openairinterface5g/cmake_targets/ran_build/build$ <text:span text:style-name="T2">route -n</text:span></text:p>
      <text:p text:style-name="P34">#Add the route</text:p>
      <text:p text:style-name="P13">gnb@idrbt:~/openairinterface5g/cmake_targets/ran_build/build$<text:span text:style-name="T2"> sudo ip route add 192.168.70.128/26 via 192.168.138.36 dev eno1</text:span></text:p>
      <text:p text:style-name="P14"/>
      <text:p text:style-name="P13">gnb@idrbt:~/openairinterface5g/cmake_targets/ran_build/build$ <text:span text:style-name="T2">sudo ip route add 192.168.70.128/26 via 192.168.138.234 dev eno1</text:span></text:p>
      <text:p text:style-name="P14"/>
      <text:p text:style-name="P13"><text:span text:style-name="T2"><text:tab/></text:span><text:span text:style-name="T9">#ping check</text:span></text:p>
      <text:p text:style-name="P13">gnb@idrbt:~/openairinterface5g/cmake_targets/ran_build/build$<text:span text:style-name="T2"> ping 192.168.70.132</text:span></text:p>
      <text:p text:style-name="P14"/>
      <text:p text:style-name="P13"><text:span text:style-name="T2"><text:tab/></text:span><text:span text:style-name="T9">#then run gNB</text:span></text:p>
      <text:p text:style-name="P26"><text:span text:style-name="T1">gnb@idrbt:~/openairinterface5g/cmake_targets/ran_build/build$</text:span> sudo ./nr-softmodem -E --sa -O ../../../targets/PROJECTS/GENERIC-NR-5GC/CONF/gnb.sa.band78.fr1.106PRB.usrpb210.conf</text:p>
      <text:p text:style-name="P26"/>
      <text:p text:style-name="P26"/>
      <text:p text:style-name="P26"><text:tab/><text:span text:style-name="T14">#Then Select the Network in ONE + Phone</text:span></text:p>
      <text:p text:style-name="P28"/>
      <text:p text:style-name="P31">Test PLMN1-15G</text:p>
      <text:p text:style-name="P27"><text:s text:c="2"/></text:p>
      <text:p text:style-name="P16"># Change DNN RANGE in Docker-compose—basic-nrf.yaml</text:p>
      <text:p text:style-name="P16"/>
      <text:p text:style-name="P15"><text:span text:style-name="T1">Path: </text:span>“/home/oai-sa/oai-c<text:span text:style-name="T20">n5g-fed/dock</text:span>er-<text:span text:style-name="T21">compose/docker</text:span>-compose-basic-nrf.yaml”</text:p>
      <text:p text:style-name="P17">should be change “ 0 and 1” only.</text:p>
      <text:p text:style-name="P15">- DNN_RANGE0=12.1.1.2 - 12.1.1.128</text:p>
      <text:p text:style-name="P15">- DNN_RANGE1=12.2.1.2 - 12.2.1.128</text:p>
      <text:p text:style-name="P27"/>
      <text:p text:style-name="P27"/>
      <text:p text:style-name="P27"><text:s text:c="4"/><text:span text:style-name="T16">end</text:span></text:p>
      <text:p text:style-name="P27"/>
      <text:p text:style-name="P27"/>
      <text:p text:style-name="P27"/>
      <text:p text:style-name="P29">[2022-07-14T12:15:28.454613] [AMF] [amf_n11] [debug] S-NSSAI is not matched for SMF profile</text:p>
      <text:p text:style-name="P29">[2022-07-14T12:15:28.454653] [AMF] [amf_n11] [debug] NFDiscovery, SMF Addr 192.168.70.133, SMF port 80, SMF Api Version v1</text:p>
      <text:p text:style-name="P29">[2022-07-14T12:15:28.454673] [AMF] [amf_n11] [error] SMF Selection, no SMF candidate is available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7:22:45.460064823</meta:creation-date>
    <dc:date>2023-05-31T14:58:48.999920926</dc:date>
    <meta:editing-duration>P4DT18H14M49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98" meta:word-count="504" meta:character-count="4809" meta:non-whitespace-character-count="4349"/>
  </office:meta>
</office:document-meta>
</file>